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1979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6979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1979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6979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1979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6979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1979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6979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1979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in" text:min-label-width="0.25in"/>
        <style:text-properties style:font-name="Wingdings"/>
      </text:list-level-style-bullet>
      <text:list-level-style-bullet text:level="2" text:style-name="WW_CharLFO5LVL2" text:bullet-char="">
        <style:list-level-properties text:space-before="0.75in" text:min-label-width="0.25in"/>
        <style:text-properties style:font-name="Wingdings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25in" text:min-label-width="0.25in"/>
        <style:text-properties style:font-name="Wingdings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bullet text:level="1" text:style-name="WW_CharLFO1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text-align="center" fo:margin-bottom="0in" fo:line-height="100%"/>
      <style:text-properties style:font-name="Arial"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5" style:parent-style-name="Normal" style:family="paragraph">
      <style:paragraph-properties style:text-autospace="none" fo:text-align="center" fo:margin-bottom="0in" fo:line-height="100%"/>
      <style:text-properties style:font-name="Arial" style:font-name-complex="Arial" fo:font-weight="bold" style:font-weight-asian="bold" style:font-weight-complex="bold" style:font-style-complex="italic" fo:color="#FF0000" fo:font-size="10pt" style:font-size-asian="10pt" style:font-size-complex="10pt"/>
    </style:style>
    <style:style style:name="P6" style:parent-style-name="Normal" style:family="paragraph">
      <style:paragraph-properties style:text-autospace="none" fo:text-align="center" fo:margin-bottom="0in" fo:line-height="100%"/>
    </style:style>
    <style:style style:name="T7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8" style:parent-style-name="Normal" style:family="paragraph">
      <style:paragraph-properties style:text-autospace="none" fo:text-align="center" fo:margin-bottom="0in" fo:line-height="100%"/>
      <style:text-properties style:font-name="Arial" style:font-name-complex="Arial" style:font-weight-complex="bold" style:font-style-complex="italic" fo:color="#FF0000" fo:font-size="10pt" style:font-size-asian="10pt" style:font-size-complex="10pt"/>
    </style:style>
    <style:style style:name="P9" style:parent-style-name="Normal" style:family="paragraph">
      <style:paragraph-properties style:text-autospace="none" fo:text-align="center" fo:margin-bottom="0in" fo:line-height="100%"/>
      <style:text-properties style:font-name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P10" style:parent-style-name="Normal" style:family="paragraph">
      <style:paragraph-properties style:text-autospace="none" fo:text-align="center" fo:margin-bottom="0in" fo:line-height="100%"/>
      <style:text-properties style:font-name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P11" style:parent-style-name="Normal" style:family="paragraph">
      <style:paragraph-properties style:text-autospace="none" fo:text-align="center" fo:margin-bottom="0in" fo:line-height="100%"/>
      <style:text-properties style:font-name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P12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3" style:parent-style-name="Normal" style:family="paragraph">
      <style:paragraph-properties style:text-autospace="none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4" style:parent-style-name="Normal" style:family="paragraph">
      <style:paragraph-properties style:text-autospace="none" fo:text-align="justify" fo:margin-bottom="0in" fo:line-height="100%"/>
    </style:style>
    <style:style style:name="T15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7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8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0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21" style:parent-style-name="NormalWeb" style:family="paragraph">
      <style:paragraph-properties fo:text-align="justify" fo:margin-top="0in" fo:margin-bottom="0in"/>
    </style:style>
    <style:style style:name="T2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8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29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30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31" style:parent-style-name="Normal" style:family="paragraph">
      <style:paragraph-properties style:text-autospace="none" fo:text-align="justify" fo:margin-bottom="0in" fo:line-height="100%"/>
      <style:text-properties style:font-name="Arial" style:font-name-complex="Arial" style:font-style-complex="italic" fo:font-size="10pt" style:font-size-asian="10pt" style:font-size-complex="10pt"/>
    </style:style>
    <style:style style:name="P32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33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34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35" style:parent-style-name="Normal" style:family="paragraph">
      <style:paragraph-properties style:text-autospace="none" fo:text-align="justify" fo:margin-bottom="0in" fo:line-height="100%"/>
      <style:text-properties style:font-name="Arial" style:font-name-complex="Arial" style:font-style-complex="italic" fo:font-size="10pt" style:font-size-asian="10pt" style:font-size-complex="10pt"/>
    </style:style>
    <style:style style:name="P36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37" style:parent-style-name="Normal" style:family="paragraph">
      <style:paragraph-properties style:text-autospace="none" fo:text-align="justify" fo:margin-bottom="0in" fo:line-height="100%"/>
    </style:style>
    <style:style style:name="T38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39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40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41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4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43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44" style:parent-style-name="NormalWeb" style:family="paragraph">
      <style:paragraph-properties fo:text-align="justify" fo:margin-top="0in" fo:margin-bottom="0in"/>
    </style:style>
    <style:style style:name="T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0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51" style:parent-style-name="Normal" style:family="paragraph">
      <style:paragraph-properties style:text-autospace="none" fo:text-align="justify" fo:margin-bottom="0in" fo:line-height="100%"/>
    </style:style>
    <style:style style:name="T52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53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5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5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56" style:parent-style-name="Normal" style:family="paragraph">
      <style:paragraph-properties style:text-autospace="none" fo:text-align="justify" fo:margin-bottom="0in" fo:line-height="100%"/>
    </style:style>
    <style:style style:name="T5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6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62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63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64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65" style:parent-style-name="Normal" style:family="paragraph">
      <style:paragraph-properties style:text-autospace="none" fo:text-align="justify" fo:margin-bottom="0in" fo:line-height="100%"/>
    </style:style>
    <style:style style:name="T66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67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68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T69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T70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P71" style:parent-style-name="Normal" style:family="paragraph">
      <style:paragraph-properties style:text-autospace="none" fo:text-align="justify" fo:margin-bottom="0in" fo:line-height="100%"/>
      <style:text-properties style:font-name="Times New Roman" style:font-name-asian="Times New Roman" style:font-name-complex="Times New Roman" fo:color="#FF0000" fo:font-size="10pt" style:font-size-asian="10pt" style:font-size-complex="10pt" fo:background-color="#FFFF00" style:language-asian="pt" style:country-asian="BR"/>
    </style:style>
    <style:style style:name="P72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73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74" style:parent-style-name="Normal" style:family="paragraph">
      <style:paragraph-properties style:text-autospace="none" fo:margin-bottom="0in" fo:line-height="100%" fo:background-color="#FFFFFF"/>
    </style:style>
    <style:style style:name="T75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T7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77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78" style:parent-style-name="Normal" style:family="paragraph">
      <style:paragraph-properties style:text-autospace="none" fo:text-align="justify" fo:margin-bottom="0in" fo:line-height="100%"/>
    </style:style>
    <style:style style:name="T79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80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81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82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83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84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85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8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8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88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89" style:parent-style-name="Normal" style:family="paragraph">
      <style:paragraph-properties style:text-autospace="none" fo:text-align="justify" fo:margin-bottom="0in" fo:line-height="100%"/>
    </style:style>
    <style:style style:name="T90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9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2" style:parent-style-name="Fuentedepárrafopredeter." style:family="text">
      <style:text-properties style:font-name="Arial" style:font-name-complex="Arial" fo:color="#008000" fo:font-size="10pt" style:font-size-asian="10pt" style:font-size-complex="10pt"/>
    </style:style>
    <style:style style:name="P93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94" style:parent-style-name="Normal" style:family="paragraph">
      <style:paragraph-properties fo:text-align="justify" fo:line-height="100%">
        <style:tab-stops>
          <style:tab-stop style:type="left" style:position="0.25in"/>
          <style:tab-stop style:type="left" style:position="0.4923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2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</style:style>
    <style:style style:name="T9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6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T97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T9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99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T10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1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T10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03" style:parent-style-name="Fuentedepárrafopredeter." style:family="text">
      <style:text-properties style:font-name="Arial" style:font-name-complex="Arial" style:font-style-complex="italic" fo:font-size="10pt" style:font-size-asian="10pt" style:font-size-complex="10pt"/>
    </style:style>
    <style:style style:name="T10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05" style:parent-style-name="Normal" style:family="paragraph">
      <style:paragraph-properties style:text-autospace="none" fo:text-align="justify" fo:margin-bottom="0in" fo:line-height="100%"/>
    </style:style>
    <style:style style:name="T10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07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0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09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ableColumn111" style:family="table-column">
      <style:table-column-properties style:column-width="2.7347in"/>
    </style:style>
    <style:style style:name="TableColumn112" style:family="table-column">
      <style:table-column-properties style:column-width="2.9625in"/>
    </style:style>
    <style:style style:name="Table110" style:family="table">
      <style:table-properties style:width="5.6972in" fo:margin-left="0.1881in" table:align="center"/>
    </style:style>
    <style:style style:name="TableRow113" style:family="table-row">
      <style:table-row-properties style:min-row-height="0.2763in"/>
    </style:style>
    <style:style style:name="TableCell114" style:family="table-cell">
      <style:table-cell-properties fo:border="0.0069in solid #000000" fo:background-color="#C4BC96" style:vertical-align="middle" fo:padding-top="0in" fo:padding-left="0.0486in" fo:padding-bottom="0in" fo:padding-right="0.0486in"/>
    </style:style>
    <style:style style:name="P115" style:parent-style-name="Párrafodelista" style:family="paragraph">
      <style:paragraph-properties style:text-autospace="none" fo:text-align="center" fo:margin-bottom="0in" fo:line-height="100%" fo:margin-left="0.059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16" style:family="table-cell">
      <style:table-cell-properties fo:border="0.0069in solid #000000" fo:background-color="#C4BC96" style:vertical-align="middle" fo:padding-top="0in" fo:padding-left="0.0486in" fo:padding-bottom="0in" fo:padding-right="0.0486in"/>
    </style:style>
    <style:style style:name="P117" style:parent-style-name="Párrafodelista" style:family="paragraph">
      <style:paragraph-properties style:text-autospace="none" fo:text-align="center" fo:margin-bottom="0in" fo:line-height="100%" fo:margin-left="0.059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TableRow118" style:family="table-row">
      <style:table-row-properties style:min-row-height="0.318in"/>
    </style:style>
    <style:style style:name="TableCell119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20" style:parent-style-name="Párrafodelista" style:family="paragraph">
      <style:paragraph-properties style:text-autospace="none" fo:text-align="center" fo:margin-bottom="0in" fo:line-height="100%" fo:margin-left="0.059in">
        <style:tab-stops/>
      </style:paragraph-properties>
    </style:style>
    <style:style style:name="T121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ableCell122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123" style:parent-style-name="Párrafodelista" style:family="paragraph">
      <style:paragraph-properties style:text-autospace="none" fo:text-align="center" fo:margin-bottom="0in" fo:line-height="100%" fo:margin-left="0.059in">
        <style:tab-stops/>
      </style:paragraph-properties>
    </style:style>
    <style:style style:name="T124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125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size="10pt" style:font-size-asian="10pt" style:font-size-complex="10pt"/>
    </style:style>
    <style:style style:name="P126" style:parent-style-name="Normal" style:family="paragraph">
      <style:paragraph-properties style:text-autospace="none" fo:text-align="justify" fo:margin-bottom="0in" fo:line-height="100%"/>
    </style:style>
    <style:style style:name="T12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28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29" style:parent-style-name="Normal" style:family="paragraph">
      <style:paragraph-properties style:text-autospace="none" fo:text-align="justify" fo:margin-bottom="0in" fo:line-height="100%"/>
    </style:style>
    <style:style style:name="T130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31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32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33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/>
    </style:style>
    <style:style style:name="P134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35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T136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T137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T138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/>
    </style:style>
    <style:style style:name="P139" style:parent-style-name="Normal" style:family="paragraph">
      <style:paragraph-properties style:text-autospace="none" fo:text-align="justify" fo:margin-bottom="0in" fo:line-height="100%" fo:margin-left="0.25in">
        <style:tab-stops/>
      </style:paragraph-properties>
    </style:style>
    <style:style style:name="T14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141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142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14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144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45" style:parent-style-name="Normal" style:family="paragraph">
      <style:paragraph-properties style:text-autospace="none" fo:text-align="justify" fo:margin-bottom="0in" fo:line-height="100%"/>
    </style:style>
    <style:style style:name="T14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47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48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49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50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51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52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53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5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PT"/>
    </style:style>
    <style:style style:name="P155" style:parent-style-name="Normal" style:family="paragraph">
      <style:paragraph-properties fo:margin-top="0.0694in" fo:margin-bottom="0.0694in" fo:line-height="100%" fo:margin-right="0.1222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pt" style:country-asian="BR"/>
    </style:style>
    <style:style style:name="P156" style:parent-style-name="Normal" style:family="paragraph">
      <style:paragraph-properties fo:margin-top="0.0694in" fo:margin-bottom="0.0694in" fo:line-height="100%" fo:margin-right="0.1222in"/>
    </style:style>
    <style:style style:name="T15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PT" style:language-asian="pt" style:country-asian="BR"/>
    </style:style>
    <style:style style:name="T158" style:parent-style-name="Fuentedepárrafopredeter." style:family="text">
      <style:text-properties style:font-name="Arial" style:font-name-complex="Arial" fo:font-size="10pt" style:font-size-asian="10pt" style:font-size-complex="10pt" fo:language="pt" fo:country="PT" style:language-asian="pt" style:country-asian="BR"/>
    </style:style>
    <style:style style:name="T159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160" style:parent-style-name="Fuentedepárrafopredeter." style:family="text">
      <style:text-properties style:font-name="Arial" style:font-name-complex="Arial" fo:font-size="10pt" style:font-size-asian="10pt" style:font-size-complex="10pt" fo:language="pt" fo:country="PT" style:language-asian="pt" style:country-asian="BR"/>
    </style:style>
    <style:style style:name="P161" style:parent-style-name="Normal" style:family="paragraph">
      <style:paragraph-properties fo:margin-top="0.0694in" fo:margin-bottom="0.0694in" fo:line-height="100%" fo:margin-right="0.1222in"/>
    </style:style>
    <style:style style:name="T162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P163" style:parent-style-name="Normal" style:family="paragraph">
      <style:paragraph-properties fo:margin-top="0.0694in" fo:margin-bottom="0.0694in" fo:line-height="100%" fo:margin-right="0.1222in"/>
    </style:style>
    <style:style style:name="T164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pt" style:country-asian="BR"/>
    </style:style>
    <style:style style:name="T165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P166" style:parent-style-name="Normal" style:family="paragraph">
      <style:paragraph-properties fo:text-align="justify" fo:margin-bottom="0in" fo:line-height="100%" fo:margin-right="0.1222in"/>
    </style:style>
    <style:style style:name="T167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168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16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170" style:parent-style-name="Normal" style:family="paragraph">
      <style:paragraph-properties fo:text-align="justify" fo:margin-bottom="0in" fo:line-height="100%" fo:margin-right="0.1222in"/>
    </style:style>
    <style:style style:name="T171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FF0000" fo:font-size="10pt" style:font-size-asian="10pt" style:font-size-complex="10pt" fo:language="pt" fo:country="PT" style:language-asian="pt" style:country-asian="BR"/>
    </style:style>
    <style:style style:name="P172" style:parent-style-name="Normal" style:family="paragraph">
      <style:paragraph-properties fo:text-align="justify" fo:margin-bottom="0in" fo:line-height="100%"/>
    </style:style>
    <style:style style:name="T173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174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175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176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177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17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en" fo:country="US" style:language-asian="pt" style:country-asian="BR"/>
    </style:style>
    <style:style style:name="T179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en" fo:country="US" style:language-asian="pt" style:country-asian="BR"/>
    </style:style>
    <style:style style:name="T18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181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182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size="10pt" style:font-size-asian="10pt" style:font-size-complex="10pt" fo:language="en" fo:country="US" style:language-asian="pt" style:country-asian="BR"/>
    </style:style>
    <style:style style:name="P183" style:parent-style-name="Normal" style:family="paragraph">
      <style:paragraph-properties style:text-autospace="none" fo:text-align="justify" fo:margin-bottom="0in" fo:line-height="100%"/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184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85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86" style:parent-style-name="Normal" style:family="paragraph">
      <style:paragraph-properties style:text-autospace="none" fo:text-align="justify" fo:margin-bottom="0in" fo:line-height="100%"/>
    </style:style>
    <style:style style:name="T187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188" style:parent-style-name="Fuentedepárrafopredeter." style:family="text">
      <style:text-properties style:font-name="Arial" style:font-name-asian="Times New Roman" style:font-name-complex="Arial" fo:color="#000000" fo:font-size="10pt" style:font-size-asian="10pt" style:language-asian="pt" style:country-asian="BR"/>
    </style:style>
    <style:style style:name="T189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pt" style:country-asian="BR"/>
    </style:style>
    <style:style style:name="T190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language-asian="pt" style:country-asian="BR"/>
    </style:style>
    <style:style style:name="T191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pt" fo:country="PT" style:language-asian="pt" style:country-asian="BR"/>
    </style:style>
    <style:style style:name="T192" style:parent-style-name="Fuentedepárrafopredeter." style:family="text">
      <style:text-properties style:font-name="Arial" style:font-name-asian="Times New Roman" style:font-name-complex="Arial" fo:color="#000000" fo:font-size="10pt" style:font-size-asian="10pt" fo:language="pt" fo:country="PT" style:language-asian="pt" style:country-asian="BR"/>
    </style:style>
    <style:style style:name="T193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194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language-asian="pt" style:country-asian="BR"/>
    </style:style>
    <style:style style:name="T195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196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P197" style:parent-style-name="Normal" style:family="paragraph">
      <style:paragraph-properties fo:margin-top="0.0694in" fo:margin-bottom="0.0694in" fo:line-height="100%"/>
    </style:style>
    <style:style style:name="T19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pt" fo:country="PT" style:language-asian="pt" style:country-asian="BR"/>
    </style:style>
    <style:style style:name="T199" style:parent-style-name="Fuentedepárrafopredeter." style:family="text">
      <style:text-properties style:font-name="Arial" style:font-name-asian="Times New Roman" style:font-name-complex="Arial" fo:color="#000000" fo:font-size="10pt" style:font-size-asian="10pt" fo:language="pt" fo:country="PT" style:language-asian="pt" style:country-asian="BR"/>
    </style:style>
    <style:style style:name="T200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pt" fo:country="PT" style:language-asian="pt" style:country-asian="BR"/>
    </style:style>
    <style:style style:name="T201" style:parent-style-name="Fuentedepárrafopredeter." style:family="text">
      <style:text-properties style:font-name="Arial" style:font-name-asian="Times New Roman" style:font-name-complex="Arial" fo:color="#000000" fo:font-size="10pt" style:font-size-asian="10pt" fo:language="pt" fo:country="PT" style:language-asian="pt" style:country-asian="BR"/>
    </style:style>
    <style:style style:name="T202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pt" fo:country="PT" style:language-asian="pt" style:country-asian="BR"/>
    </style:style>
    <style:style style:name="T203" style:parent-style-name="Fuentedepárrafopredeter." style:family="text">
      <style:text-properties style:font-name="Arial" style:font-name-asian="Times New Roman" style:font-name-complex="Arial" fo:color="#000000" fo:font-size="10pt" style:font-size-asian="10pt" fo:language="pt" fo:country="PT" style:language-asian="pt" style:country-asian="BR"/>
    </style:style>
    <style:style style:name="T204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pt" fo:country="PT" style:language-asian="pt" style:country-asian="BR"/>
    </style:style>
    <style:style style:name="T20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fo:language="pt" fo:country="PT" style:language-asian="pt" style:country-asian="BR"/>
    </style:style>
    <style:style style:name="T206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pt" fo:country="PT" style:language-asian="pt" style:country-asian="BR"/>
    </style:style>
    <style:style style:name="T207" style:parent-style-name="Fuentedepárrafopredeter." style:family="text">
      <style:text-properties style:font-name="Arial" style:font-name-asian="Times New Roman" style:font-name-complex="Arial" fo:color="#000000" fo:font-size="10pt" style:font-size-asian="10pt" fo:language="pt" fo:country="PT" style:language-asian="pt" style:country-asian="BR"/>
    </style:style>
    <style:style style:name="T20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pt" fo:country="PT" style:language-asian="pt" style:country-asian="BR"/>
    </style:style>
    <style:style style:name="T209" style:parent-style-name="Fuentedepárrafopredeter." style:family="text">
      <style:text-properties style:font-name="Arial" style:font-name-asian="Times New Roman" style:font-name-complex="Arial" fo:color="#000000" fo:font-size="10pt" style:font-size-asian="10pt" fo:language="pt" fo:country="PT" style:language-asian="pt" style:country-asian="BR"/>
    </style:style>
    <style:style style:name="T210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pt" fo:country="PT" style:language-asian="pt" style:country-asian="BR"/>
    </style:style>
    <style:style style:name="P211" style:parent-style-name="Normal" style:family="paragraph">
      <style:paragraph-properties fo:margin-top="0.0694in" fo:margin-bottom="0.0694in" fo:line-height="100%"/>
    </style:style>
    <style:style style:name="T212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213" style:parent-style-name="Fuentedepárrafopredeter." style:family="text">
      <style:text-properties style:font-name="Arial" style:font-name-asian="Times New Roman" style:font-name-complex="Arial" fo:color="#000000" fo:font-size="10pt" style:font-size-asian="10pt" style:language-asian="pt" style:country-asian="BR"/>
    </style:style>
    <style:style style:name="T214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pt" style:country-asian="BR"/>
    </style:style>
    <style:style style:name="P215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216" style:parent-style-name="Normal" style:family="paragraph">
      <style:paragraph-properties fo:margin-top="0.0694in" fo:margin-bottom="0.0694in" fo:line-height="100%" fo:margin-right="0.1208in"/>
    </style:style>
    <style:style style:name="T217" style:parent-style-name="Fuentedepárrafopredeter." style:family="text">
      <style:text-properties style:font-name="Arial" style:font-name-complex="Arial" style:font-weight-complex="bold" fo:color="#000000" fo:font-size="10pt" style:font-size-asian="10pt"/>
    </style:style>
    <style:style style:name="T21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219" style:parent-style-name="Fuentedepárrafopredeter." style:family="text">
      <style:text-properties style:font-name="Arial" style:font-name-asian="Times New Roman" style:font-name-complex="Arial" fo:color="#000000" fo:font-size="10pt" style:font-size-asian="10pt" style:language-asian="pt" style:country-asian="BR"/>
    </style:style>
    <style:style style:name="T220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pt" fo:country="PT" style:language-asian="pt" style:country-asian="BR"/>
    </style:style>
    <style:style style:name="T221" style:parent-style-name="Fuentedepárrafopredeter." style:family="text">
      <style:text-properties style:font-name="Arial" style:font-name-asian="Times New Roman" style:font-name-complex="Arial" fo:color="#000000" fo:font-size="10pt" style:font-size-asian="10pt" fo:language="pt" fo:country="PT" style:language-asian="pt" style:country-asian="BR"/>
    </style:style>
    <style:style style:name="T222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pt" fo:country="PT" style:language-asian="pt" style:country-asian="BR"/>
    </style:style>
    <style:style style:name="T22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P224" style:parent-style-name="Normal" style:family="paragraph">
      <style:paragraph-properties fo:margin-top="0.0694in" fo:margin-bottom="0.0694in" fo:line-height="100%" fo:margin-right="0.1208in"/>
    </style:style>
    <style:style style:name="T225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pt" fo:country="PT" style:language-asian="pt" style:country-asian="BR"/>
    </style:style>
    <style:style style:name="T226" style:parent-style-name="Fuentedepárrafopredeter." style:family="text">
      <style:text-properties style:font-name="Arial" style:font-name-asian="Times New Roman" style:font-name-complex="Arial" fo:color="#000000" fo:font-size="10pt" style:font-size-asian="10pt" fo:language="pt" fo:country="PT" style:language-asian="pt" style:country-asian="BR"/>
    </style:style>
    <style:style style:name="T227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22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pt" fo:country="PT" style:language-asian="pt" style:country-asian="BR"/>
    </style:style>
    <style:style style:name="T229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pt" fo:country="PT" style:language-asian="pt" style:country-asian="BR"/>
    </style:style>
    <style:style style:name="T230" style:parent-style-name="Fuentedepárrafopredeter." style:family="text">
      <style:text-properties style:font-name="Arial" style:font-name-asian="Times New Roman" style:font-name-complex="Arial" fo:color="#000000" fo:font-size="10pt" style:font-size-asian="10pt" fo:language="pt" fo:country="PT" style:language-asian="pt" style:country-asian="BR"/>
    </style:style>
    <style:style style:name="T231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pt" fo:country="PT" style:language-asian="pt" style:country-asian="BR"/>
    </style:style>
    <style:style style:name="P232" style:parent-style-name="Normal" style:family="paragraph">
      <style:paragraph-properties fo:margin-bottom="0in" fo:line-height="100%"/>
    </style:style>
    <style:style style:name="T233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234" style:parent-style-name="Fuentedepárrafopredeter." style:family="text">
      <style:text-properties style:font-name="Arial" style:font-name-asian="Times New Roman" style:font-name-complex="Arial" fo:color="#000000" fo:font-size="10pt" style:font-size-asian="10pt" style:language-asian="pt" style:country-asian="BR"/>
    </style:style>
    <style:style style:name="T23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pt" style:country-asian="BR"/>
    </style:style>
    <style:style style:name="P236" style:parent-style-name="Textoindependiente3" style:family="paragraph">
      <style:text-properties style:font-name="Arial" style:font-name-complex="Arial" style:font-weight-complex="bold" fo:font-size="10pt" style:font-size-asian="10pt"/>
    </style:style>
    <style:style style:name="P237" style:parent-style-name="Párrafodelista" style:family="paragraph">
      <style:paragraph-properties style:text-autospace="none" fo:text-align="justify" fo:margin-bottom="0in" fo:line-height="100%" fo:margin-left="0.1972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238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239" style:parent-style-name="Normal" style:family="paragraph">
      <style:paragraph-properties fo:text-align="justify" fo:margin-bottom="0in" fo:line-height="100%" fo:margin-right="0.1208in"/>
      <style:text-properties style:font-name="Arial" style:font-name-complex="Arial" style:font-weight-complex="bold" fo:font-size="10pt" style:font-size-asian="10pt"/>
    </style:style>
    <style:style style:name="P240" style:parent-style-name="Normal" style:family="paragraph">
      <style:paragraph-properties fo:text-align="justify" fo:margin-bottom="0in" fo:line-height="100%" fo:margin-right="0.1208in"/>
    </style:style>
    <style:style style:name="T241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pt" fo:country="PT" style:language-asian="pt" style:country-asian="BR"/>
    </style:style>
    <style:style style:name="T242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24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language-asian="pt" style:country-asian="BR"/>
    </style:style>
    <style:style style:name="T244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P245" style:parent-style-name="Normal" style:family="paragraph">
      <style:paragraph-properties fo:text-align="justify" fo:margin-bottom="0in" fo:line-height="100%" fo:margin-right="0.1208in"/>
      <style:text-properties style:font-name="Arial" style:font-name-asian="Times New Roman" style:font-name-complex="Arial" fo:color="#000000" fo:font-size="12pt" style:font-size-asian="12pt" style:font-size-complex="12pt" style:language-asian="pt" style:country-asian="BR"/>
    </style:style>
    <style:style style:name="P246" style:parent-style-name="Normal" style:family="paragraph">
      <style:paragraph-properties fo:margin-bottom="0in" fo:line-height="100%"/>
    </style:style>
    <style:style style:name="T247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P248" style:parent-style-name="Normal" style:family="paragraph">
      <style:paragraph-properties fo:margin-bottom="0in" fo:line-height="100%"/>
    </style:style>
    <style:style style:name="T249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P250" style:parent-style-name="Normal" style:family="paragraph">
      <style:paragraph-properties fo:margin-bottom="0in" fo:line-height="100%"/>
    </style:style>
    <style:style style:name="T251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252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253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254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255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256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257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258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259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en" fo:country="US" style:language-asian="pt" style:country-asian="BR"/>
    </style:style>
    <style:style style:name="T26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261" style:parent-style-name="Normal" style:family="paragraph">
      <style:paragraph-properties fo:margin-bottom="0in" fo:line-height="100%"/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262" style:parent-style-name="Normal" style:family="paragraph">
      <style:paragraph-properties fo:margin-bottom="0in" fo:line-height="100%"/>
    </style:style>
    <style:style style:name="T263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pt" fo:country="PT" style:language-asian="pt" style:country-asian="BR"/>
    </style:style>
    <style:style style:name="T264" style:parent-style-name="Fuentedepárrafopredeter." style:family="text">
      <style:text-properties style:font-name="Arial" style:font-name-asian="Times New Roman" style:font-name-complex="Arial" fo:color="#000000" fo:font-size="10pt" style:font-size-asian="10pt" fo:language="pt" fo:country="PT" style:language-asian="pt" style:country-asian="BR"/>
    </style:style>
    <style:style style:name="T265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266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267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268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269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27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271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272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en" fo:country="US" style:language-asian="pt" style:country-asian="BR"/>
    </style:style>
    <style:style style:name="T27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274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275" style:parent-style-name="Normal" style:family="paragraph">
      <style:paragraph-properties fo:margin-bottom="0in" fo:line-height="100%"/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276" style:parent-style-name="Normal" style:family="paragraph">
      <style:paragraph-properties fo:margin-bottom="0in" fo:line-height="100%"/>
    </style:style>
    <style:style style:name="T277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27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279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28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281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282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28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284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285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en" fo:country="US" style:language-asian="pt" style:country-asian="BR"/>
    </style:style>
    <style:style style:name="T286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287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28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8pt" style:font-size-asian="8pt" style:font-size-complex="8pt" fo:language="en" fo:country="US" style:language-asian="pt" style:country-asian="BR"/>
    </style:style>
    <style:style style:name="P289" style:parent-style-name="Normal" style:family="paragraph">
      <style:paragraph-properties fo:margin-bottom="0in" fo:line-height="100%"/>
    </style:style>
    <style:style style:name="T290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291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292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29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294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295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296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297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29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en" fo:country="US" style:language-asian="pt" style:country-asian="BR"/>
    </style:style>
    <style:style style:name="T299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30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30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 fo:language="en" fo:country="US"/>
    </style:style>
    <style:style style:name="P302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303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304" style:parent-style-name="Normal" style:family="paragraph">
      <style:paragraph-properties fo:text-align="justify" fo:margin-bottom="0in" fo:line-height="100%"/>
    </style:style>
    <style:style style:name="T305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06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07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30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09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310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11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12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13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314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315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316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P317" style:parent-style-name="Normal" style:family="paragraph">
      <style:paragraph-properties fo:text-align="justify" fo:margin-bottom="0in" fo:line-height="100%"/>
    </style:style>
    <style:style style:name="T31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19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320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321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P322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P323" style:parent-style-name="Normal" style:family="paragraph">
      <style:paragraph-properties fo:text-align="justify" fo:margin-bottom="0in" fo:line-height="100%"/>
    </style:style>
    <style:style style:name="T324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25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326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27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32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P329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P330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331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P332" style:parent-style-name="Normal" style:family="paragraph">
      <style:paragraph-properties fo:text-align="justify" fo:margin-bottom="0in" fo:line-height="100%"/>
    </style:style>
    <style:style style:name="T333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334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P335" style:parent-style-name="Normal" style:family="paragraph">
      <style:paragraph-properties fo:text-align="justify" fo:margin-bottom="0in" fo:line-height="100%"/>
    </style:style>
    <style:style style:name="T336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37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P338" style:parent-style-name="Normal" style:family="paragraph">
      <style:paragraph-properties fo:text-align="justify" fo:margin-bottom="0in" fo:line-height="100%"/>
    </style:style>
    <style:style style:name="T339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40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341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342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343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44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45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46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47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P348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0pt" style:font-size-asian="10pt" style:font-size-complex="10pt" style:text-underline-type="single" style:text-underline-style="solid" style:text-underline-width="auto" style:text-underline-mode="continuous" style:language-asian="pt" style:country-asian="BR"/>
    </style:style>
    <style:style style:name="P349" style:parent-style-name="Normal" style:family="paragraph">
      <style:paragraph-properties fo:text-align="justify" fo:margin-bottom="0in" fo:line-height="100%"/>
    </style:style>
    <style:style style:name="T350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51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52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353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P354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P355" style:parent-style-name="Normal" style:family="paragraph">
      <style:paragraph-properties fo:text-align="justify" fo:margin-bottom="0in" fo:line-height="100%"/>
    </style:style>
    <style:style style:name="T356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57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35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P359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P360" style:parent-style-name="Normal" style:family="paragraph">
      <style:paragraph-properties fo:text-align="justify" fo:margin-bottom="0in" fo:line-height="100%"/>
    </style:style>
    <style:style style:name="T361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P362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P363" style:parent-style-name="Normal" style:family="paragraph">
      <style:paragraph-properties fo:text-align="justify" fo:margin-bottom="0in" fo:line-height="100%"/>
    </style:style>
    <style:style style:name="T364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65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66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67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36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PT"/>
    </style:style>
    <style:style style:name="T36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PT"/>
    </style:style>
    <style:style style:name="T37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371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en" fo:country="US" style:language-asian="pt" style:country-asian="BR"/>
    </style:style>
    <style:style style:name="T372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en" fo:country="US" style:language-asian="pt" style:country-asian="BR"/>
    </style:style>
    <style:style style:name="T373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en" fo:country="US" style:language-asian="pt" style:country-asian="BR"/>
    </style:style>
    <style:style style:name="T374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375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P376" style:parent-style-name="Normal" style:family="paragraph">
      <style:paragraph-properties fo:text-align="justify" fo:margin-bottom="0in" fo:line-height="100%"/>
    </style:style>
    <style:style style:name="T377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78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79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80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38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PT"/>
    </style:style>
    <style:style style:name="T38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PT"/>
    </style:style>
    <style:style style:name="T38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384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385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en" fo:country="US" style:language-asian="pt" style:country-asian="BR"/>
    </style:style>
    <style:style style:name="T386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en" fo:country="US" style:language-asian="pt" style:country-asian="BR"/>
    </style:style>
    <style:style style:name="T387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en" fo:country="US" style:language-asian="pt" style:country-asian="BR"/>
    </style:style>
    <style:style style:name="T388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389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P390" style:parent-style-name="Normal" style:family="paragraph">
      <style:paragraph-properties fo:text-align="justify" fo:margin-bottom="0in" fo:line-height="100%"/>
    </style:style>
    <style:style style:name="T391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92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93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394" style:parent-style-name="Fuentedepárrafopredeter." style:family="text">
      <style:text-properties style:font-name="Arial" style:font-name-asian="Times New Roman" style:font-name-complex="Arial" fo:font-weight="bold" style:font-weight-asian="bold" fo:color="#000000" fo:font-size="10pt" style:font-size-asian="10pt" style:font-size-complex="10pt" style:language-asian="pt" style:country-asian="BR"/>
    </style:style>
    <style:style style:name="T39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PT"/>
    </style:style>
    <style:style style:name="T39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pt" fo:country="PT"/>
    </style:style>
    <style:style style:name="T397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398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399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en" fo:country="US" style:language-asian="pt" style:country-asian="BR"/>
    </style:style>
    <style:style style:name="T400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en" fo:country="US" style:language-asian="pt" style:country-asian="BR"/>
    </style:style>
    <style:style style:name="T401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fo:language="en" fo:country="US" style:language-asian="pt" style:country-asian="BR"/>
    </style:style>
    <style:style style:name="T402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40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404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P40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P406" style:parent-style-name="Normal" style:family="paragraph">
      <style:paragraph-properties style:text-autospace="none" fo:text-align="justify" fo:margin-bottom="0in" fo:line-height="100%" fo:background-color="#D9D9D9"/>
    </style:style>
    <style:style style:name="T407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408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409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P410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411" style:parent-style-name="Normal" style:family="paragraph">
      <style:paragraph-properties style:text-autospace="none" fo:text-align="justify" fo:margin-bottom="0in" fo:line-height="100%" fo:background-color="#D9D9D9"/>
    </style:style>
    <style:style style:name="T412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413" style:parent-style-name="Fuentedepárrafopredeter.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414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415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416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417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418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419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P420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421" style:parent-style-name="Normal" style:family="paragraph">
      <style:paragraph-properties fo:text-align="justify" fo:margin-bottom="0in" fo:line-height="100%"/>
    </style:style>
    <style:style style:name="T42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42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42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25" style:parent-style-name="Normal" style:family="paragraph">
      <style:paragraph-properties fo:text-align="justify" fo:margin-bottom="0in" fo:line-height="100%"/>
    </style:style>
    <style:style style:name="T42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427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42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29" style:parent-style-name="Normal" style:family="paragraph">
      <style:paragraph-properties style:text-autospace="none" fo:text-align="justify" fo:margin-bottom="0in" fo:line-height="100%"/>
    </style:style>
    <style:style style:name="T43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431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43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33" style:parent-style-name="Normal" style:family="paragraph">
      <style:paragraph-properties style:text-autospace="none" fo:text-align="justify" fo:margin-bottom="0in" fo:line-height="100%"/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434" style:parent-style-name="Normal" style:family="paragraph">
      <style:paragraph-properties style:text-autospace="none" fo:text-align="justify" fo:margin-bottom="0in" fo:line-height="100%" fo:background-color="#D9D9D9"/>
    </style:style>
    <style:style style:name="T435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436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437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438" style:parent-style-name="Fuentedepárrafopredeter.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439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440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441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442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P443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444" style:parent-style-name="Normal" style:family="paragraph">
      <style:paragraph-properties fo:text-align="justify" fo:margin-bottom="0in" fo:line-height="100%"/>
    </style:style>
    <style:style style:name="T44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446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44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48" style:parent-style-name="Normal" style:family="paragraph">
      <style:paragraph-properties fo:text-align="justify" fo:margin-bottom="0in" fo:line-height="100%"/>
    </style:style>
    <style:style style:name="T44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45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45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52" style:parent-style-name="Normal" style:family="paragraph">
      <style:paragraph-properties style:text-autospace="none" fo:text-align="justify" fo:margin-bottom="0in" fo:line-height="100%"/>
    </style:style>
    <style:style style:name="T45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454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45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56" style:parent-style-name="Normal" style:family="paragraph">
      <style:paragraph-properties style:text-autospace="none" fo:text-align="justify" fo:margin-bottom="0in" fo:line-height="100%"/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457" style:parent-style-name="Normal" style:family="paragraph">
      <style:paragraph-properties style:text-autospace="none" fo:text-align="justify" fo:margin-bottom="0in" fo:line-height="100%" fo:background-color="#D9D9D9"/>
    </style:style>
    <style:style style:name="T458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459" style:parent-style-name="Fuentedepárrafopredeter.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460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46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462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463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T464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P465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466" style:parent-style-name="Normal" style:family="paragraph">
      <style:paragraph-properties fo:text-align="justify" fo:margin-bottom="0in" fo:line-height="100%"/>
    </style:style>
    <style:style style:name="T46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468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46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70" style:parent-style-name="Normal" style:family="paragraph">
      <style:paragraph-properties fo:text-align="justify" fo:margin-bottom="0in" fo:line-height="100%"/>
    </style:style>
    <style:style style:name="T47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472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47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74" style:parent-style-name="Normal" style:family="paragraph">
      <style:paragraph-properties style:text-autospace="none" fo:text-align="justify" fo:margin-bottom="0in" fo:line-height="100%"/>
    </style:style>
    <style:style style:name="T47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476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47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7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479" style:parent-style-name="Normal" style:family="paragraph">
      <style:paragraph-properties fo:text-align="justify" fo:margin-bottom="0in" fo:line-height="100%"/>
      <style:text-properties style:font-name="Arial" style:font-name-complex="Arial" style:font-weight-complex="bold" fo:font-size="10pt" style:font-size-asian="10pt" style:font-size-complex="10pt"/>
    </style:style>
    <style:style style:name="P480" style:parent-style-name="Párrafodelista" style:family="paragraph">
      <style:paragraph-properties style:text-autospace="none" fo:margin-bottom="0in" fo:line-height="100%" fo:margin-left="0in" fo:background-color="#D9D9D9">
        <style:tab-stops>
          <style:tab-stop style:type="left" style:position="0in"/>
        </style:tab-stops>
      </style:paragraph-properties>
    </style:style>
    <style:style style:name="T481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482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  <style:style style:name="T483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484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485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486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487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88" style:parent-style-name="Normal" style:family="paragraph">
      <style:paragraph-properties fo:text-align="justify" fo:margin-bottom="0in" fo:line-height="100%"/>
    </style:style>
    <style:style style:name="T48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49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49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92" style:parent-style-name="Normal" style:family="paragraph">
      <style:paragraph-properties fo:text-align="justify" fo:margin-bottom="0in" fo:line-height="100%"/>
    </style:style>
    <style:style style:name="T49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494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49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96" style:parent-style-name="Normal" style:family="paragraph">
      <style:paragraph-properties style:text-autospace="none" fo:text-align="justify" fo:margin-bottom="0in" fo:line-height="100%"/>
    </style:style>
    <style:style style:name="T49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498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49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50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01" style:parent-style-name="Normal" style:family="paragraph">
      <style:paragraph-properties fo:text-align="justify" fo:margin-bottom="0in" fo:line-height="100%"/>
      <style:text-properties style:font-name="Arial" style:font-name-complex="Arial" style:font-weight-complex="bold" fo:font-size="10pt" style:font-size-asian="10pt" style:font-size-complex="10pt"/>
    </style:style>
    <style:style style:name="P502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503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color="#000000" fo:font-size="10pt" style:font-size-asian="10pt" style:font-size-complex="10pt"/>
    </style:style>
    <style:style style:name="P504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505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506" style:parent-style-name="Normal" style:family="paragraph">
      <style:paragraph-properties fo:text-align="justify" fo:margin-bottom="0in" fo:line-height="100%"/>
    </style:style>
    <style:style style:name="T507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000000" fo:font-size="10pt" style:font-size-asian="10pt" style:font-size-complex="10pt" style:language-asian="pt" style:country-asian="BR"/>
    </style:style>
    <style:style style:name="T508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000000" fo:font-size="10pt" style:font-size-asian="10pt" style:language-asian="pt" style:country-asian="BR"/>
    </style:style>
    <style:style style:name="T509" style:parent-style-name="Fuentedepárrafopredeter." style:family="text">
      <style:text-properties style:font-name="Arial" style:font-name-asian="Times New Roman" style:font-name-complex="Arial" fo:color="#000000" fo:font-size="10pt" style:font-size-asian="10pt" style:font-size-complex="10pt" style:language-asian="pt" style:country-asian="BR"/>
    </style:style>
    <style:style style:name="T510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000000" fo:font-size="10pt" style:font-size-asian="10pt" style:font-size-complex="10pt" style:language-asian="pt" style:country-asian="BR"/>
    </style:style>
    <style:style style:name="P511" style:parent-style-name="Normal" style:family="paragraph">
      <style:paragraph-properties style:text-autospace="none" fo:text-align="justify" fo:margin-bottom="0in" fo:line-height="100%"/>
      <style:text-properties style:font-name="Arial" style:font-name-complex="Arial" style:font-weight-complex="bold" fo:color="#000000" fo:font-size="10pt" style:font-size-asian="10pt" style:font-size-complex="10pt"/>
    </style:style>
    <style:style style:name="P512" style:parent-style-name="Normal" style:family="paragraph">
      <style:paragraph-properties style:text-autospace="none" fo:text-align="justify" fo:margin-bottom="0in" fo:line-height="100%"/>
    </style:style>
    <style:style style:name="T513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514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515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51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pt" style:country-asian="BR"/>
    </style:style>
    <style:style style:name="T517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style:language-asian="pt" style:country-asian="BR"/>
    </style:style>
    <style:style style:name="T518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519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520" style:parent-style-name="Normal" style:family="paragraph">
      <style:paragraph-properties style:text-autospace="none" fo:text-align="justify" fo:margin-bottom="0in" fo:line-height="100%" fo:margin-left="0.1972in">
        <style:tab-stops/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521" style:parent-style-name="Normal" style:family="paragraph">
      <style:paragraph-properties style:text-autospace="none" fo:text-align="justify" fo:margin-bottom="0in" fo:line-height="100%" fo:margin-left="0.1972in">
        <style:tab-stops/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522" style:parent-style-name="Párrafodelista" style:family="paragraph">
      <style:paragraph-properties style:text-autospace="none" fo:text-align="justify" fo:margin-bottom="0in" fo:line-height="100%" fo:margin-left="0.1972in">
        <style:tab-stops/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523" style:parent-style-name="Párrafodelista" style:family="paragraph">
      <style:paragraph-properties style:text-autospace="none" fo:text-align="justify" fo:margin-bottom="0in" fo:line-height="100%" fo:margin-left="0.1972in">
        <style:tab-stops/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524" style:parent-style-name="Párrafodelista" style:family="paragraph">
      <style:paragraph-properties style:text-autospace="none" fo:text-align="justify" fo:margin-bottom="0in" fo:line-height="100%" fo:margin-left="0.1972in">
        <style:tab-stops/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525" style:parent-style-name="Párrafodelista" style:family="paragraph">
      <style:paragraph-properties style:text-autospace="none" fo:text-align="justify" fo:margin-bottom="0in" fo:line-height="100%" fo:margin-left="0.1972in">
        <style:tab-stops/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526" style:parent-style-name="Párrafodelista" style:family="paragraph">
      <style:paragraph-properties style:text-autospace="none" fo:text-align="justify" fo:margin-bottom="0in" fo:line-height="100%" fo:margin-left="0.1972in">
        <style:tab-stops/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527" style:parent-style-name="Párrafodelista" style:family="paragraph">
      <style:paragraph-properties style:text-autospace="none" fo:text-align="justify" fo:margin-bottom="0in" fo:line-height="100%" fo:margin-left="0.1972in">
        <style:tab-stops/>
      </style:paragraph-properties>
      <style:text-properties style:font-name="Arial" style:font-name-complex="Arial" style:font-weight-complex="bold" fo:color="#000000" fo:font-size="10pt" style:font-size-asian="10pt" style:font-size-complex="10pt"/>
    </style:style>
    <style:style style:name="P528" style:parent-style-name="Normal" style:family="paragraph">
      <style:paragraph-properties fo:text-align="end" fo:margin-bottom="0in" fo:line-height="100%"/>
      <style:text-properties style:font-name="Arial" style:font-name-complex="Arial" style:font-weight-complex="bold" fo:font-size="10pt" style:font-size-asian="10pt" style:font-size-complex="10pt"/>
    </style:style>
    <style:style style:name="P529" style:parent-style-name="Normal" style:family="paragraph">
      <style:paragraph-properties fo:text-align="end" fo:margin-bottom="0in" fo:line-height="100%"/>
      <style:text-properties style:font-name="Arial" style:font-name-complex="Arial" style:font-weight-complex="bold" fo:font-size="10pt" style:font-size-asian="10pt" style:font-size-complex="10pt"/>
    </style:style>
    <style:style style:name="P530" style:parent-style-name="Normal" style:family="paragraph">
      <style:paragraph-properties fo:text-align="end" fo:margin-bottom="0in" fo:line-height="100%"/>
    </style:style>
    <style:style style:name="T531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32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3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34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3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36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37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38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539" style:parent-style-name="Normal" style:family="paragraph">
      <style:paragraph-properties fo:margin-bottom="0in" fo:line-height="100%"/>
      <style:text-properties style:font-name="Arial" style:font-name-complex="Arial" style:font-weight-complex="bold" fo:font-size="10pt" style:font-size-asian="10pt" style:font-size-complex="10pt"/>
    </style:style>
    <style:style style:name="TableColumn541" style:family="table-column">
      <style:table-column-properties style:column-width="4.1861in"/>
    </style:style>
    <style:style style:name="Table540" style:family="table">
      <style:table-properties style:width="4.1861in" fo:margin-left="0in" table:align="left"/>
    </style:style>
    <style:style style:name="TableRow542" style:family="table-row">
      <style:table-row-properties style:min-row-height="0.5409in"/>
    </style:style>
    <style:style style:name="TableCell543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544" style:parent-style-name="Normal" style:family="paragraph">
      <style:paragraph-properties fo:text-align="center" fo:margin-bottom="0in" fo:line-height="100%"/>
    </style:style>
    <style:style style:name="T5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46" style:parent-style-name="Normal" style:family="paragraph">
      <style:paragraph-properties fo:text-align="center" fo:margin-bottom="0in" fo:line-height="100%"/>
    </style:style>
    <style:style style:name="T5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4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4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5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5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52" style:parent-style-name="Normal" style:family="paragraph">
      <style:paragraph-properties fo:text-align="center" fo:margin-bottom="0in" fo:line-height="100%"/>
    </style:style>
    <style:style style:name="T55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54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ext:p text:style-name="P1">RELATÓRIO TÉCNICO I</text:p>
      <text:p text:style-name="P5"/>
      <text:p text:style-name="P6"><text:bookmark-start text:name="bkmTituloProName"/><text:span text:style-name="T7">Product/Technical/Name</text:span><text:bookmark-end text:name="bkmTituloProName"/></text:p>
      <text:p text:style-name="P8"/>
      <text:p text:style-name="P9">PRODUTO TÉCNICO por EQUIVALÊNCIA<text:s/></text:p>
      <text:p text:style-name="P10"/>
      <text:p text:style-name="P11"/>
      <text:p text:style-name="P12">Este Relatório Técnico contém as informações e documentos exigidos no<text:s/>Anexo II, itens 11, 15<text:s/>e 16<text:s/>do Decreto 4.074/02, alterado pelo Dec. 5.981/06.</text:p>
      <text:p text:style-name="P13"/>
      <text:p text:style-name="P14"><text:span text:style-name="T15">1 - Comprovante de que a empre</text:span><text:span text:style-name="T16">sa requerente está devidamente<text:s/></text:span><text:span text:style-name="T17">registrada nessa modalidade em órgão competente do Estado, do Distrito Federal ou do Município.</text:span><text:span text:style-name="T18"><text:s/></text:span><text:span text:style-name="T19">(Anexo 11.2)</text:span></text:p>
      <text:p text:style-name="P20"/>
      <text:p text:style-name="P21"><text:span text:style-name="T22">A empresa<text:s/></text:span><text:bookmark-start text:name="bkmReqNome"/><text:span text:style-name="T23">Source/Name</text:span><text:bookmark-end text:name="bkmReqNome"/><text:span text:style-name="T24"><text:s/>está devidamente cadastrada junto ao órgão SEAB/PR sob o nº 003483</text:span><text:span text:style-name="T25">,</text:span><text:span text:style-name="T26"><text:s/>conforme dados cadastrais da empresa junto à CGAA.</text:span><text:span text:style-name="T27"><text:s/></text:span></text:p>
      <text:p text:style-name="P28"/>
      <text:p text:style-name="P29">2 - Idem, relativamente ao(s) fabricante(s) estabelecido(s) no País.</text:p>
      <text:p text:style-name="P30"/>
      <text:p text:style-name="P31">Não se aplica. Trata-se de fabricante<text:s/>internacional.</text:p>
      <text:p text:style-name="P32"/>
      <text:p text:style-name="P33">3 - Idem, relativamente ao(s) formulador(es) estabelecido(s) no País.</text:p>
      <text:p text:style-name="P34"/>
      <text:p text:style-name="P35">Não se aplica. Trata-se de Produto Técnico.</text:p>
      <text:p text:style-name="P36"/>
      <text:p text:style-name="P37"><text:span text:style-name="T38">4 - Documento comprobatório da condição de representante legal da empresa</text:span><text:span text:style-name="T39"><text:s/>r</text:span><text:span text:style-name="T40">equerente.</text:span><text:span text:style-name="T41"><text:s/></text:span><text:span text:style-name="T42">(Anexo 11.3)</text:span></text:p>
      <text:p text:style-name="P43"/>
      <text:p text:style-name="P44"><text:bookmark-start text:name="bkmRepNome"/><text:span text:style-name="T45">User/Name</text:span><text:bookmark-end text:name="bkmRepNome"/><text:span text:style-name="T46"><text:s/>é representante legal da empresa<text:s/></text:span><text:bookmark-start text:name="bkmReqRepNome"/><text:span text:style-name="T47">Source/Name</text:span><text:bookmark-end text:name="bkmReqRepNome"/><text:span text:style-name="T48">, conforme consta na Procuração para Representante Legal, constante na pasta cadastral junto à CGAA</text:span><text:span text:style-name="T49">.<text:s/></text:span></text:p>
      <text:p text:style-name="P50"/>
      <text:p text:style-name="P51"><text:span text:style-name="T52">5 - Certificado de análise física-química do produto.</text:span><text:span text:style-name="T53"><text:s/></text:span><text:span text:style-name="T54">(Anexo 11.4)</text:span></text:p>
      <text:p text:style-name="P55"/>
      <text:p text:style-name="P56"><text:span text:style-name="T57">De acordo com o resultado da análise, o produto encontra-se dentro das especificações, conforme cópia autenticada do Certificado de Análise nº<text:s/></text:span><text:bookmark-start text:name="bkmCaCode"/><text:span text:style-name="T58">Studies/Physical, eco and toxicological/Code</text:span><text:bookmark-end text:name="bkmCaCode"/><text:span text:style-name="T59">, expedido pela<text:s/></text:span><text:bookmark-start text:name="bkmCaLaboratory"/><text:span text:style-name="T60">Studies/Physical, eco and toxicological/Laboratory/Name</text:span><text:bookmark-end text:name="bkmCaLaboratory"/><text:span text:style-name="T61">.<text:s/></text:span></text:p>
      <text:p text:style-name="P62"/>
      <text:p text:style-name="P63">6 - Quando existentes, informações sobre a situação do produto, registro, usos<text:s/>autorizados, restrições e seus motivos, relativamente ao País de origem.</text:p>
      <text:p text:style-name="P64"/>
      <text:p text:style-name="P65"><text:span text:style-name="T66">Não há restrições de uso produto em seu país de origem,</text:span><text:span text:style-name="T67"><text:s/></text:span><text:span text:style-name="T68"><text:s/></text:span><text:bookmark-start text:name="bkmPaisFab"/><text:span text:style-name="T69">Registration/Source/Country</text:span><text:bookmark-end text:name="bkmPaisFab"/><text:span text:style-name="T70">.</text:span></text:p>
      <text:p text:style-name="P71"/>
      <text:p text:style-name="P72">7 - Informações sobre a existência de restrições ou proibições a produtos à<text:s/>base do mesmo ingrediente ativo e seus motivos, em outros países.</text:p>
      <text:p text:style-name="P73"/>
      <text:p text:style-name="P74"><text:bookmark-start text:name="bkmResIaOutPaises"/><text:span text:style-name="T75">Product/Technical/Information/Description</text:span><text:bookmark-end text:name="bkmResIaOutPaises"/><text:a xlink:href="http://www.pesticideinfo.org/Detail_ChemReg.jsp?Rec_Id=PC35345" office:target-frame-name="_top" xlink:show="replace"/><text:span text:style-name="T76"><text:s/></text:span></text:p>
      <text:p text:style-name="P77"/>
      <text:p text:style-name="P78"><text:span text:style-name="T79">8 - Descrição detalhada do(s) método(s) de desativação do produto,</text:span><text:span text:style-name="T80"><text:s/></text:span><text:span text:style-name="T81">acompanhada de laudo técnico que indique o poder de redução dos</text:span><text:span text:style-name="T82"><text:s/></text:span><text:span text:style-name="T83">componentes, com a identificação dos resíduos remanescentes e a entidade</text:span><text:span text:style-name="T84"><text:s/></text:span><text:span text:style-name="T85">instalada no País apta a realização do processo.</text:span><text:span text:style-name="T86"><text:s/></text:span><text:span text:style-name="T87"><text:s/>(Anexo 11.5)</text:span></text:p>
      <text:p text:style-name="P88"/>
      <text:p text:style-name="P89"><text:bookmark-start text:name="bkmMetDesativacao"/><text:span text:style-name="T90">Product/Technical/Information/Description</text:span><text:bookmark-end text:name="bkmMetDesativacao"/><text:span text:style-name="T91"><text:s/></text:span><text:span text:style-name="T92"><text:s/></text:span></text:p>
      <text:p text:style-name="P93"/>
      <text:soft-page-break/>
      <text:p text:style-name="P94"><text:span text:style-name="T95">Segue anexa cópia autenticada do Laudo Técnico nº<text:s/></text:span><text:bookmark-start text:name="bmkNumeAbetre"/><text:span text:style-name="T96">Product/Technical/Information/Description</text:span><text:bookmark-end text:name="bmkNumeAbetre"/><text:span text:style-name="T97"><text:s/></text:span><text:span text:style-name="T98">da<text:s/></text:span><text:bookmark-start text:name="bmkInstAbetre"/><text:span text:style-name="T99">Product/Technical/Information/Description</text:span><text:bookmark-end text:name="bmkInstAbetre"/><text:span text:style-name="T100"><text:s/>referente à desativação do produto<text:s/></text:span><text:bookmark-start text:name="bmkProdName"/><text:span text:style-name="T101">Product/Technical/Name</text:span><text:bookmark-end text:name="bmkProdName"/><text:span text:style-name="T102">, de<text:s/></text:span><text:bookmark-start text:name="bmkDataAbetre"/><text:span text:style-name="T103">Product/Technical/Information/Description</text:span><text:bookmark-end text:name="bmkDataAbetre"/><text:span text:style-name="T104">.</text:span></text:p>
      <text:p text:style-name="P105"><text:span text:style-name="T106">9 – Produto Técnico de referência, indicando o número do registro.</text:span><text:span text:style-name="T107"><text:s/></text:span><text:span text:style-name="T108">(Anexo 15.1)</text:span></text:p>
      <text:p text:style-name="P109"/>
      <table:table table:style-name="Table110">
        <table:table-columns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Produto de Referência</text:p>
          </table:table-cell>
          <table:table-cell table:style-name="TableCell116">
            <text:p text:style-name="P117">Nº Registro MAPA</text:p>
          </table:table-cell>
        </table:table-row>
        <table:table-row table:style-name="TableRow118">
          <table:table-cell table:style-name="TableCell119">
            <text:p text:style-name="P120"><text:bookmark-start text:name="bkmProRefNome"/><text:span text:style-name="T121">Product/Technical/Information/Description</text:span><text:bookmark-end text:name="bkmProRefNome"/></text:p>
          </table:table-cell>
          <table:table-cell table:style-name="TableCell122">
            <text:p text:style-name="P123"><text:bookmark-start text:name="bkmProRefRegistro"/><text:span text:style-name="T124">Product/Technical/Information/Description</text:span><text:bookmark-end text:name="bkmProRefRegistro"/></text:p>
          </table:table-cell>
        </table:table-row>
      </table:table>
      <text:p text:style-name="P125"/>
      <text:p text:style-name="P126"><text:span text:style-name="T127">Segue anexa a Lista Positiva de Referência publicada pela ANVISA.<text:s/></text:span></text:p>
      <text:p text:style-name="P128"/>
      <text:p text:style-name="P129"><text:span text:style-name="T130">10 – Relatório de estudo da análise de 5 bateladas para cada fabricante</text:span><text:span text:style-name="T131">.</text:span><text:span text:style-name="T132"><text:s/></text:span><text:span text:style-name="T133">(Anexo 16.1)</text:span></text:p>
      <text:p text:style-name="P134"/>
      <text:p text:style-name="Textoindependiente3"><text:bookmark-start text:name="bkm5b10"/><text:span text:style-name="T135">Encaminhamos o estudo de análise de 5 bateladas do fabricante<text:s/></text:span><text:bookmark-start text:name="bkmAna5bFabricante"/><text:span text:style-name="T136">Source/Name</text:span><text:bookmark-end text:name="bkmAna5bFabricante"/><text:span text:style-name="T137">.</text:span><text:span text:style-name="T138"><text:s/></text:span></text:p>
      <text:p text:style-name="P139"><text:span text:style-name="T140">Ref.:<text:s/></text:span><text:bookmark-start text:name="bkm5bReferencia"/><text:span text:style-name="T141">Studies/Physical, eco and toxicological/Code.<text:s/></text:span><text:span text:style-name="T142">"Title". Laboratoy. Director, Page, End Date.</text:span><text:bookmark-end text:name="bkm5bReferencia"/><text:span text:style-name="T143">.</text:span></text:p>
      <text:p text:style-name="P144"/>
      <text:p text:style-name="P145"><text:bookmark-end text:name="bkm5b10"/><text:span text:style-name="T146">11- Declaração única do registrante sobre a composição qualitativa e</text:span><text:span text:style-name="T147"><text:s/></text:span><text:span text:style-name="T148">quantitativa do produto, elaborada com base no(s) laudo(s) laboratorial(is) das</text:span><text:span text:style-name="T149"><text:s/></text:span><text:span text:style-name="T150">análises de cinco bateladas de cada fabricante, o(s) qual(is) deverá(ão)</text:span><text:span text:style-name="T151"><text:s/></text:span><text:span text:style-name="T152">acompanhar a<text:s/></text:span><text:span text:style-name="T153">declaração.</text:span><text:span text:style-name="T154"><text:s/>(Anexo 16.1)</text:span></text:p>
      <text:p text:style-name="P155">Segue anexo:</text:p>
      <text:p text:style-name="P156"><text:span text:style-name="T157">“Declaração da Composição Qualitativa e Quantitativa”</text:span><text:span text:style-name="T158"> do produto<text:s/></text:span><text:bookmark-start text:name="bkmProNameDecl"/><text:span text:style-name="T159">Product/Technical/Name</text:span><text:bookmark-end text:name="bkmProNameDecl"/><text:span text:style-name="T160">, elaborada com base no estudo de análise de cinco bateladas</text:span></text:p>
      <text:p text:style-name="P161"><text:bookmark-start text:name="bkmNomeFabRaz"/><text:bookmark-start text:name="bkm5b11"/><text:span text:style-name="T162">Source/Name</text:span><text:bookmark-end text:name="bkmNomeFabRaz"/></text:p>
      <text:p text:style-name="P163"><text:span text:style-name="T164">Estudo de análise de cinco bateladas:</text:span><text:span text:style-name="T165"> </text:span></text:p>
      <text:p text:style-name="P166"><text:span text:style-name="T167">Ref.:<text:s/></text:span><text:bookmark-start text:name="bkmDecUniReferencia"/><text:span text:style-name="T168">Studies/Physical, eco and toxicological/Code.<text:s/></text:span><text:span text:style-name="T169">"Title". Laboratoy. Director, Page, End Date.</text:span><text:bookmark-end text:name="bkmDecUniReferencia"/></text:p>
      <text:p text:style-name="P170"><text:span text:style-name="T171"> </text:span></text:p>
      <text:p text:style-name="P172"><text:span text:style-name="T173">Juntamente com o estudo de análise de 5 bateladas segue cópia autenticada com tradução juramentada do documento comprobatório de produção de cada batelada informando a unidade de fabricação –</text:span><text:span text:style-name="T174"><text:s/></text:span><text:bookmark-start text:name="bkmDocTitle11"/><text:span text:style-name="T175">Product/Technical/Received document/Document title</text:span><text:bookmark-end text:name="bkmDocTitle11"/><text:span text:style-name="T176">. <text:s/></text:span><text:bookmark-start text:name="bkmDocPagination11"/><text:span text:style-name="T177">Product/Technical/Received document/Pagination</text:span><text:bookmark-end text:name="bkmDocPagination11"/><text:span text:style-name="T178"><text:s/></text:span><text:span text:style-name="T179">páginas.<text:s/></text:span><text:bookmark-start text:name="bkmDocApprovalDt11"/><text:span text:style-name="T180">Product/Technical/Received document/Issue date</text:span><text:bookmark-end text:name="bkmDocApprovalDt11"/><text:span text:style-name="T181">.</text:span></text:p>
      <text:p text:style-name="P182"/>
      <text:p text:style-name="P183"><text:bookmark-end text:name="bkm5b11"/></text:p>
      <text:p text:style-name="P184">12- Descrição da metodologia analítica para determinação qualitativa e<text:s/>quantitativa do ingrediente ativo, das impurezas em concentrações superiores<text:s/>ou iguais a 0,1% e das impurezas toxicológica ou ambientalmente relevantes<text:s/>em<text:s/>concentrações inferiores a 0,1%.</text:p>
      <text:p text:style-name="P185"/>
      <text:p text:style-name="P186"><text:span text:style-name="T187">As impurezas são discutidas na</text:span><text:span text:style-name="T188"> </text:span><text:span text:style-name="T189">“Declaração da</text:span><text:span text:style-name="T190"> </text:span><text:span text:style-name="T191">Composição Qualitativa e Quantitativa”</text:span><text:span text:style-name="T192"> </text:span><text:span text:style-name="T193">do produto</text:span><text:span text:style-name="T194"> </text:span><text:bookmark-start text:name="bkmProNameDescMet"/><text:span text:style-name="T195">Product/Technical/Name</text:span><text:bookmark-end text:name="bkmProNameDescMet"/><text:span text:style-name="T196">;</text:span></text:p>
      <text:p text:style-name="P197"><text:span text:style-name="T198">A metologia analítica quali-quantitativa do</text:span><text:span text:style-name="T199"> </text:span><text:span text:style-name="T200">ingrediente ativo</text:span><text:span text:style-name="T201"> </text:span><text:span text:style-name="T202">e suas</text:span><text:span text:style-name="T203"> </text:span><text:span text:style-name="T204">impurezas</text:span><text:span text:style-name="T205"> </text:span><text:span text:style-name="T206">encontram-se descritas no</text:span><text:span text:style-name="T207"> </text:span><text:span text:style-name="T208">Estudo de Análise de Cinco Bateladas</text:span><text:span text:style-name="T209"> </text:span><text:span text:style-name="T210">do produto;</text:span></text:p>
      <text:soft-page-break/>
      <text:p text:style-name="P211"><text:span text:style-name="T212">Estas informações e documentos estão constantes no</text:span><text:span text:style-name="T213"> </text:span><text:span text:style-name="T214">Anexo 16.1</text:span></text:p>
      <text:p text:style-name="P215">13 - Descrição da metodologia analítica dos principais produtos de degradação<text:s/>do ingrediente ativo, para fins de monitoramento e fiscalização. A dispensa<text:s/>desta informação fica sujeita à justificativa técnica fundamentada.<text:s/></text:p>
      <text:p text:style-name="P216"><text:span text:style-name="T217"><text:s/></text:span><text:span text:style-name="T218">Os principais produtos de degradação do ingrediente ativo, para fins de monitoramento e fiscalização, são discutidos na</text:span><text:span text:style-name="T219"> </text:span><text:span text:style-name="T220">“Declaração da Composição Qualitativa e Quantitativa”</text:span><text:span text:style-name="T221"> </text:span><text:span text:style-name="T222">do produto<text:s/></text:span><text:bookmark-start text:name="bkmNomeProdDescMet2"/><text:span text:style-name="T223">Product/Technical/Name</text:span><text:bookmark-end text:name="bkmNomeProdDescMet2"/></text:p>
      <text:p text:style-name="P224"><text:span text:style-name="T225">A</text:span><text:span text:style-name="T226"> </text:span><text:span text:style-name="T227">descrição da metodologia analítica para os produtos de degradação do ingrediente ativo, para fins de monitoramento e fiscalização,</text:span><text:span text:style-name="T228">encontra-se detalhada no “</text:span><text:span text:style-name="T229">Estudo de Análise de Cinco Bateladas”</text:span><text:span text:style-name="T230"> </text:span><text:span text:style-name="T231">do produto;</text:span></text:p>
      <text:p text:style-name="P232"><text:span text:style-name="T233">Estas informações e documentos estão constantes no</text:span><text:span text:style-name="T234"> </text:span><text:span text:style-name="T235">Anexo 16.1</text:span></text:p>
      <text:p text:style-name="P236"/>
      <text:p text:style-name="P237"/>
      <text:p text:style-name="P238">14 - Descrição do processo de produção do produto técnico, contemplando<text:s/>suas etapas de síntese, seus subprodutos e impurezas, fornecida pelo<text:s/>fabricante.</text:p>
      <text:p text:style-name="P239"><text:s/></text:p>
      <text:p text:style-name="P240"><text:span text:style-name="T241">Seguem anexas as c</text:span><text:span text:style-name="T242">ópias autenticadas das</text:span><text:span text:style-name="T243"> </text:span><text:span text:style-name="T244">declarações fornecidas pelo fabricante e de suas respectivas traduções juramentadas:</text:span></text:p>
      <text:p text:style-name="P245"/>
      <text:p text:style-name="P246"><text:bookmark-start text:name="bkmNomeFabRaz2"/><text:bookmark-start text:name="bkmDoc14"/><text:span text:style-name="T247">Source/Name</text:span><text:bookmark-end text:name="bkmNomeFabRaz2"/></text:p>
      <text:p text:style-name="P248"><text:span text:style-name="T249"> </text:span></text:p>
      <text:p text:style-name="P250"><text:span text:style-name="T251">Carta de Autorização de Acesso de Uso de Dados<text:s/></text:span><text:span text:style-name="T252">–</text:span><text:span text:style-name="T253"><text:s/></text:span><text:bookmark-start text:name="bkmDocTitle14"/><text:span text:style-name="T254">Product/Technical/Received document/Document title</text:span><text:bookmark-end text:name="bkmDocTitle14"/><text:span text:style-name="T255"><text:s/></text:span><text:span text:style-name="T256">Carta de Acesso de Uso de Dados</text:span><text:span text:style-name="T257">. <text:s/></text:span><text:bookmark-start text:name="bkmDocPagination14"/><text:span text:style-name="T258">Product/Technical/Received document/Pagination</text:span><text:bookmark-end text:name="bkmDocPagination14"/><text:span text:style-name="T259">  páginas.<text:s/></text:span><text:bookmark-start text:name="bkmDocAprovalDt14"/><text:span text:style-name="T260">Product/Technical/Received document/Issue Date</text:span><text:bookmark-end text:name="bkmDocAprovalDt14"/></text:p>
      <text:p text:style-name="P261"/>
      <text:p text:style-name="P262"><text:span text:style-name="T263">Descrição do processo de produção do produto técnico fornecida pelo fabricante</text:span><text:span text:style-name="T264"> </text:span><text:span text:style-name="T265">–</text:span><text:span text:style-name="T266"><text:s/></text:span><text:bookmark-start text:name="bkmDocTitle14b"/><text:span text:style-name="T267">Product/Technical/Received document/Document title</text:span><text:bookmark-end text:name="bkmDocTitle14b"/><text:span text:style-name="T268"><text:s/></text:span><text:span text:style-name="T269">Processo de Manufatura</text:span><text:span text:style-name="T270">. <text:s/></text:span><text:bookmark-start text:name="bkmDocPagination14b"/><text:span text:style-name="T271">Product/Technical/Received document/Pagination</text:span><text:bookmark-end text:name="bkmDocPagination14b"/><text:span text:style-name="T272">  páginas.<text:s/></text:span><text:bookmark-start text:name="bkmDocAprovalDt14b"/><text:span text:style-name="T273">Product/Technical/Received document/Issue Date</text:span><text:bookmark-end text:name="bkmDocAprovalDt14b"/><text:span text:style-name="T274">.</text:span></text:p>
      <text:p text:style-name="P275"/>
      <text:p text:style-name="P276"><text:span text:style-name="T277">Discussão sobre a formação teórica de todas as possíveis impurezas geradas no processo de fabricação do produto técnico<text:s/></text:span><text:span text:style-name="T278">–</text:span><text:span text:style-name="T279"><text:s/></text:span><text:bookmark-start text:name="bkmDocTitle14c"/><text:span text:style-name="T280">Product/Technical/Received document/Document title</text:span><text:bookmark-end text:name="bkmDocTitle14c"/><text:span text:style-name="T281"><text:s/></text:span><text:span text:style-name="T282">Justificativa de Formação de Impurezas</text:span><text:span text:style-name="T283">. <text:s/></text:span><text:bookmark-start text:name="bkmDocPagination14c"/><text:span text:style-name="T284">Product/Technical/Received document/Pagination</text:span><text:bookmark-end text:name="bkmDocPagination14c"/><text:span text:style-name="T285">  páginas.<text:s/></text:span><text:bookmark-start text:name="bkmDocAprovalDt14c"/><text:span text:style-name="T286">Product/Technical/Received document/Issue Date</text:span><text:bookmark-end text:name="bkmDocAprovalDt14c"/><text:span text:style-name="T287">.</text:span></text:p>
      <text:p text:style-name="P288"/>
      <text:p text:style-name="P289"><text:span text:style-name="T290">Declaração do fabricante assegurando o fornecimento do produto para o registrante conforme as especificações do registro<text:s/></text:span><text:span text:style-name="T291">–</text:span><text:span text:style-name="T292"><text:s/></text:span><text:bookmark-start text:name="bkmDocTitle14d"/><text:span text:style-name="T293">Product/Technical/Received document/Document title</text:span><text:bookmark-end text:name="bkmDocTitle14d"/><text:span text:style-name="T294"><text:s/></text:span><text:span text:style-name="T295">Declaração de Fornecimento</text:span><text:span text:style-name="T296">. <text:s/></text:span><text:bookmark-start text:name="bkmDocPagination14d"/><text:span text:style-name="T297">Product/Technical/Received document/Pagination</text:span><text:bookmark-end text:name="bkmDocPagination14d"/><text:span text:style-name="T298">  páginas.<text:s/></text:span><text:bookmark-start text:name="bkmDocAprovalDt14d"/><text:span text:style-name="T299">Product/Technical/Received document/Issue Date</text:span><text:bookmark-end text:name="bkmDocAprovalDt14d"/><text:span text:style-name="T300">.</text:span></text:p>
      <text:p text:style-name="P301"/>
      <text:p text:style-name="P302"><text:bookmark-end text:name="bkmDoc14"/>15<text:s/>- Discussão sobre a formação teórica de todas as possíveis impurezas<text:s/>geradas no processo de produção.</text:p>
      <text:p text:style-name="P303"/>
      <text:p text:style-name="P304"><text:span text:style-name="T305">A discussão sobre a formação teórica de todas as possíveis impurezas geradas no processo de produção é relatada na</text:span><text:span text:style-name="T306"> </text:span><text:span text:style-name="T307">“Declaração da Composição Qualitativa e Quantitativa”</text:span><text:span text:style-name="T308"> do produto </text:span><text:bookmark-start text:name="bkmProNomeDiscussao"/><text:span text:style-name="T309">Product/Technical/Name</text:span><text:bookmark-end text:name="bkmProNomeDiscussao"/><text:span text:style-name="T310"><text:s/>e na</text:span><text:span text:style-name="T311">s</text:span><text:span text:style-name="T312"><text:s/></text:span><text:span text:style-name="T313">“</text:span><text:span text:style-name="T314">Declarações do Fabricante</text:span><text:span text:style-name="T315">”.</text:span></text:p>
      <text:p text:style-name="P316"/>
      <text:p text:style-name="P317"><text:span text:style-name="T318">Estas informações e documentos estão constantes no </text:span><text:span text:style-name="T319">Anexo 16.1</text:span><text:span text:style-name="T320">:</text:span><text:span text:style-name="T321"> </text:span></text:p>
      <text:p text:style-name="P322"/>
      <text:soft-page-break/>
      <text:p text:style-name="P323"><text:span text:style-name="T324"><text:s/>“</text:span><text:span text:style-name="T325">Declaração da Composição Qualitativa e Quantitativa”</text:span><text:span text:style-name="T326"><text:s/>do produto<text:s/></text:span><text:bookmark-start text:name="bkm161_1"/><text:span text:style-name="T327">Product/Technical/Name</text:span><text:bookmark-end text:name="bkm161_1"/><text:span text:style-name="T328">, elaborada com base no estudo de análise de cinco bateladas.</text:span></text:p>
      <text:p text:style-name="P329"/>
      <text:p text:style-name="P330">Estudo de análise de cinco bateladas do fabricante:</text:p>
      <text:p text:style-name="P331"/>
      <text:p text:style-name="P332"><text:bookmark-start text:name="bkm161_2"/><text:bookmark-start text:name="bkm161_0"/><text:span text:style-name="T333">Source/Name</text:span><text:bookmark-end text:name="bkm161_2"/></text:p>
      <text:p text:style-name="P334"/>
      <text:p text:style-name="P335"><text:span text:style-name="T336">Ref:<text:s/></text:span><text:bookmark-start text:name="bkm161_3"/><text:span text:style-name="T337">Studies/Physical, eco and toxicological/Code. "Title". Laboratoy. Director, Page, End Date.</text:span><text:bookmark-end text:name="bkm161_3"/></text:p>
      <text:p text:style-name="P338"><text:span text:style-name="T339">Juntamente com o estudo de análise de 5 bateladas segue cópia autenticada com tradução juramentada do documento comprobatório de produção de cada batelada informando a unidade de fabricação –<text:s/></text:span><text:span text:style-name="T340">“</text:span><text:bookmark-start text:name="bkm161_4"/><text:span text:style-name="T341">Product/Technical/Received document/Document title</text:span><text:bookmark-end text:name="bkm161_4"/><text:span text:style-name="T342">”</text:span><text:span text:style-name="T343">.<text:s/></text:span><text:bookmark-start text:name="bkm161_5"/><text:span text:style-name="T344">Product/Technical/Received document/Pagination</text:span><text:bookmark-end text:name="bkm161_5"/><text:span text:style-name="T345"><text:s/>p.<text:s/></text:span><text:bookmark-start text:name="bkm161_6"/><text:span text:style-name="T346">Product/Technical/Received document/Issue Date</text:span><text:bookmark-end text:name="bkm161_6"/><text:span text:style-name="T347">.</text:span></text:p>
      <text:p text:style-name="P348"/>
      <text:p text:style-name="P349"><text:bookmark-end text:name="bkm161_0"/><text:span text:style-name="T350">E</text:span><text:span text:style-name="T351"><text:s/>no </text:span><text:span text:style-name="T352">Anexo 16.5</text:span><text:span text:style-name="T353">:</text:span></text:p>
      <text:p text:style-name="P354"/>
      <text:p text:style-name="P355"><text:span text:style-name="T356">Cópia autenticada das<text:s/></text:span><text:span text:style-name="T357">“Declarações do Fabricante”</text:span><text:span text:style-name="T358"><text:s/>e de suas respectivas traduções juramentadas:</text:span></text:p>
      <text:p text:style-name="P359"/>
      <text:p text:style-name="P360"><text:bookmark-start text:name="bkm165_1"/><text:bookmark-start text:name="bkm165_0"/><text:span text:style-name="T361">Source/Name</text:span><text:bookmark-end text:name="bkm165_1"/></text:p>
      <text:p text:style-name="P362"/>
      <text:p text:style-name="P363"><text:span text:style-name="T364">Carta de Autorização de Uso de Dados<text:s/></text:span><text:span text:style-name="T365">–</text:span><text:span text:style-name="T366"><text:s/></text:span><text:span text:style-name="T367">“</text:span><text:bookmark-start text:name="bkm165_2"/><text:span text:style-name="T368">Product/Technical/Received document/Document title</text:span><text:bookmark-end text:name="bkm165_2"/><text:span text:style-name="T369">”. <text:s/></text:span><text:bookmark-start text:name="bkm165_3"/><text:span text:style-name="T370">Product/Technical/Received document/Pagination</text:span><text:bookmark-end text:name="bkm165_3"/><text:span text:style-name="T371"> <text:s/></text:span><text:span text:style-name="T372">p</text:span><text:span text:style-name="T373">.<text:s/></text:span><text:bookmark-start text:name="bkm165_4"/><text:span text:style-name="T374">Product/Technical/Received document/Issue Date</text:span><text:bookmark-end text:name="bkm165_4"/><text:span text:style-name="T375">.</text:span></text:p>
      <text:p text:style-name="P376"><text:span text:style-name="T377">Descrição do Processo de Fabricação, Matérias-Primas e Impurezas<text:s/></text:span><text:span text:style-name="T378">–</text:span><text:span text:style-name="T379"><text:s/></text:span><text:span text:style-name="T380">“</text:span><text:bookmark-start text:name="bkm165_5"/><text:span text:style-name="T381">Product/Technical/Received document/Document title</text:span><text:bookmark-end text:name="bkm165_5"/><text:span text:style-name="T382">”</text:span><text:span text:style-name="T383">. <text:s/></text:span><text:bookmark-start text:name="bkm165_6"/><text:span text:style-name="T384">Product/Technical/Received document/Pagination</text:span><text:bookmark-end text:name="bkm165_6"/><text:span text:style-name="T385"> <text:s/></text:span><text:span text:style-name="T386">p</text:span><text:span text:style-name="T387">.<text:s/></text:span><text:bookmark-start text:name="bkm165_7"/><text:span text:style-name="T388">Product/Technical/Received document/Issue Date</text:span><text:bookmark-end text:name="bkm165_7"/><text:span text:style-name="T389">.</text:span></text:p>
      <text:p text:style-name="P390"><text:span text:style-name="T391">Declaração do fabricante assegurando o fornecimento do produto para o registrante conforme as especificações do registro<text:s/></text:span><text:span text:style-name="T392">–</text:span><text:span text:style-name="T393"><text:s/></text:span><text:span text:style-name="T394">“</text:span><text:bookmark-start text:name="bkm165_8"/><text:span text:style-name="T395">Product/Technical/Received document/Document title</text:span><text:bookmark-end text:name="bkm165_8"/><text:span text:style-name="T396">”</text:span><text:span text:style-name="T397">. <text:s/></text:span><text:bookmark-start text:name="bkm165_9"/><text:span text:style-name="T398">Product/Technical/Received document/Pagination</text:span><text:bookmark-end text:name="bkm165_9"/><text:span text:style-name="T399"> <text:s/></text:span><text:span text:style-name="T400">p</text:span><text:span text:style-name="T401">.<text:s/></text:span><text:bookmark-start text:name="bkm165_10"/><text:span text:style-name="T402">Product/Technical/Received document/Issue Date</text:span><text:bookmark-end text:name="bkm165_10"/><text:span text:style-name="T403">.</text:span></text:p>
      <text:p text:style-name="P404"/>
      <text:p text:style-name="P405"><text:bookmark-end text:name="bkm165_0"/></text:p>
      <text:p text:style-name="P406"><text:span text:style-name="T407">16</text:span><text:span text:style-name="T408"><text:s/></text:span><text:span text:style-name="T409">- Relatório de estudos de propriedades físico-químicas:</text:span></text:p>
      <text:p text:style-name="P410"/>
      <text:p text:style-name="P411"><text:span text:style-name="T412">16.6.1.</text:span><text:span text:style-name="T413"><text:s/></text:span><text:span text:style-name="T414">Ponto de<text:s/></text:span><text:bookmark-start text:name="bkmPonFusEbu"/><text:span text:style-name="T415">fusã</text:span><text:span text:style-name="T416">o/ebulição</text:span><text:bookmark-end text:name="bkmPonFusEbu"/><text:span text:style-name="T417"><text:s/>(Anexo<text:s/></text:span><text:bookmark-start text:name="Text1"/><text:span text:style-name="T418">16.3</text:span><text:bookmark-end text:name="Text1"/><text:span text:style-name="T419">)</text:span></text:p>
      <text:p text:style-name="P420"/>
      <text:p text:style-name="P421"><text:span text:style-name="T422">Resumo</text:span><text:span text:style-name="T423">:<text:s/></text:span><text:bookmark-start text:name="bkmPonFusResumo"/><text:span text:style-name="T424">Studies/Physical, eco and toxicological/Summary BR</text:span><text:bookmark-end text:name="bkmPonFusResumo"/></text:p>
      <text:p text:style-name="P425"><text:span text:style-name="T426">Resultado</text:span><text:span text:style-name="T427">:<text:s/></text:span><text:bookmark-start text:name="bkmPonFusResultado"/><text:span text:style-name="T428">Studies/Physical, eco and toxicological/Result BR</text:span><text:bookmark-end text:name="bkmPonFusResultado"/></text:p>
      <text:p text:style-name="P429"><text:span text:style-name="T430">Ref.:</text:span><text:span text:style-name="T431"><text:s/></text:span><text:bookmark-start text:name="bkmPonFusReferencia"/><text:span text:style-name="T432">Studies/Physical, eco and toxicological/Code. "Title". Laboratoy. Director, Page, End Date.</text:span><text:bookmark-end text:name="bkmPonFusReferencia"/></text:p>
      <text:p text:style-name="P433"/>
      <text:p text:style-name="P434"><text:span text:style-name="T435">16.6.</text:span><text:span text:style-name="T436">2</text:span><text:span text:style-name="T437">.</text:span><text:span text:style-name="T438"><text:s/></text:span><text:span text:style-name="T439">Pressão de vapor <text:s/></text:span><text:span text:style-name="T440">(Anexo<text:s/></text:span><text:bookmark-start text:name="Text2"/><text:span text:style-name="T441">16.4</text:span><text:bookmark-end text:name="Text2"/><text:span text:style-name="T442">)</text:span></text:p>
      <text:p text:style-name="P443"/>
      <text:p text:style-name="P444"><text:span text:style-name="T445">Resumo</text:span><text:span text:style-name="T446">:<text:s/></text:span><text:bookmark-start text:name="bkmPreVapResumo"/><text:span text:style-name="T447">Studies/Physical, eco and toxicological/Summary BR</text:span><text:bookmark-end text:name="bkmPreVapResumo"/></text:p>
      <text:p text:style-name="P448"><text:span text:style-name="T449">Resultado</text:span><text:span text:style-name="T450">:<text:s/></text:span><text:bookmark-start text:name="bkmPreVapResultado"/><text:span text:style-name="T451">Studies/Physical, eco and toxicological/Result BR</text:span><text:bookmark-end text:name="bkmPreVapResultado"/></text:p>
      <text:p text:style-name="P452"><text:span text:style-name="T453">Ref.:</text:span><text:span text:style-name="T454"><text:s/></text:span><text:bookmark-start text:name="bkmPreVapReferencia"/><text:span text:style-name="T455">Studies/Physical, eco and toxicological/Code. "Title". Laboratoy. Director, Page, End Date.</text:span><text:bookmark-end text:name="bkmPreVapReferencia"/></text:p>
      <text:p text:style-name="P456"/>
      <text:p text:style-name="P457"><text:span text:style-name="T458">16.6.3.</text:span><text:span text:style-name="T459"><text:s/></text:span><text:span text:style-name="T460">Solubilidade em água</text:span><text:span text:style-name="T461"><text:s/></text:span><text:span text:style-name="T462">(Anexo<text:s/></text:span><text:bookmark-start text:name="Text3"/><text:span text:style-name="T463">16.5</text:span><text:bookmark-end text:name="Text3"/><text:span text:style-name="T464">)</text:span></text:p>
      <text:p text:style-name="P465"/>
      <text:p text:style-name="P466"><text:span text:style-name="T467">Resumo</text:span><text:span text:style-name="T468">:<text:s/></text:span><text:bookmark-start text:name="bkmSolAguResumo"/><text:span text:style-name="T469">Studies/Physical, eco and toxicological/Summary BR</text:span><text:bookmark-end text:name="bkmSolAguResumo"/></text:p>
      <text:p text:style-name="P470"><text:span text:style-name="T471">Resultado</text:span><text:span text:style-name="T472">:<text:s/></text:span><text:bookmark-start text:name="bkmSolAguResultado"/><text:span text:style-name="T473">Studies/Physical, eco and toxicological/Result BR</text:span><text:bookmark-end text:name="bkmSolAguResultado"/></text:p>
      <text:p text:style-name="P474"><text:span text:style-name="T475">Ref.:</text:span><text:span text:style-name="T476"><text:s/></text:span><text:bookmark-start text:name="bkmSolAguReferencia"/><text:span text:style-name="T477">Studies/Physical, eco and toxicological/Code.<text:s/></text:span><text:span text:style-name="T478">"Title". Laboratoy. Director, Page, End Date.</text:span><text:bookmark-end text:name="bkmSolAguReferencia"/></text:p>
      <text:p text:style-name="P479"/>
      <text:p text:style-name="P480"><text:span text:style-name="T481">16.6.4.</text:span><text:span text:style-name="T482"><text:s/></text:span><text:span text:style-name="T483">Coeficiente de partição N-octanol/água<text:s/></text:span><text:span text:style-name="T484">(Anexo<text:s/></text:span><text:bookmark-start text:name="Text4"/><text:span text:style-name="T485">16.6</text:span><text:bookmark-end text:name="Text4"/><text:span text:style-name="T486">)</text:span></text:p>
      <text:p text:style-name="P487"/>
      <text:p text:style-name="P488"><text:span text:style-name="T489">Resumo</text:span><text:span text:style-name="T490">:<text:s/></text:span><text:bookmark-start text:name="bkmCoeParResumo"/><text:span text:style-name="T491">Studies/Physical, eco and toxicological/Summary BR</text:span><text:bookmark-end text:name="bkmCoeParResumo"/></text:p>
      <text:p text:style-name="P492"><text:span text:style-name="T493">Resultado</text:span><text:span text:style-name="T494">:<text:s/></text:span><text:bookmark-start text:name="bkmCoeParResultado"/><text:span text:style-name="T495">Studies/Physical, eco and toxicological/Result BR</text:span><text:bookmark-end text:name="bkmCoeParResultado"/></text:p>
      <text:p text:style-name="P496"><text:span text:style-name="T497">Ref.:</text:span><text:span text:style-name="T498"><text:s/></text:span><text:bookmark-start text:name="bkmCoeParReferencia"/><text:span text:style-name="T499">Studies/Physical, eco and toxicological/Code.<text:s/></text:span><text:span text:style-name="T500">"Title". Laboratoy. Director, Page, End Date.</text:span><text:bookmark-end text:name="bkmCoeParReferencia"/></text:p>
      <text:p text:style-name="P501"/>
      <text:p text:style-name="P502">17 – Outros dados, informações ou documentos exigidos em normas<text:s/>complementares:</text:p>
      <text:p text:style-name="P503"/>
      <text:p text:style-name="P504">17.1<text:s/>– Modelo do requerimento do pleito para a publicação:<text:s/></text:p>
      <text:p text:style-name="P505"/>
      <text:p text:style-name="P506"><text:span text:style-name="T507">Segue modelo via impressa</text:span><text:span text:style-name="T508"> </text:span><text:span text:style-name="T509">(ANEXO 17.1)<text:s/></text:span><text:span text:style-name="T510">e eletrônica (CD fixado à capa do requerimento)</text:span></text:p>
      <text:p text:style-name="P511"/>
      <text:p text:style-name="P512"><text:span text:style-name="T513">17.2</text:span><text:span text:style-name="T514"><text:s/>- CD com os arquivos eletrônicos</text:span><text:span text:style-name="T515"><text:s/></text:span><text:span text:style-name="T516">(fixado à ca</text:span><text:span text:style-name="T517">pa do requerimento)</text:span><text:span text:style-name="T518">:</text:span></text:p>
      <text:p text:style-name="P519"/>
      <text:p text:style-name="P520">Cadastro no Estado</text:p>
      <text:p text:style-name="P521">Procuração Representante legal</text:p>
      <text:p text:style-name="P522">Requerimento</text:p>
      <text:p text:style-name="P523">RET</text:p>
      <text:p text:style-name="P524">Certificado de análise físico-químico</text:p>
      <text:p text:style-name="P525">Laudo técnico de redução de componentes</text:p>
      <text:p text:style-name="P526">Relatório Técnico</text:p>
      <text:p text:style-name="P527">Modelo de publicação de pleito</text:p>
      <text:p text:style-name="P528"/>
      <text:p text:style-name="P529"/>
      <text:p text:style-name="P530"><text:span text:style-name="T531">C</text:span><text:span text:style-name="T532">uritiba,<text:s/></text:span><text:bookmark-start text:name="bkmData"/><text:span text:style-name="T533"> </text:span><text:span text:style-name="T534"> </text:span><text:span text:style-name="T535"> </text:span><text:span text:style-name="T536"> </text:span><text:span text:style-name="T537"> </text:span><text:bookmark-end text:name="bkmData"/><text:span text:style-name="T538">.</text:span></text:p>
      <text:p text:style-name="P539"/>
      <table:table table:style-name="Table540">
        <table:table-columns>
          <table:table-column table:style-name="TableColumn541"/>
        </table:table-columns>
        <table:table-row table:style-name="TableRow542">
          <table:table-cell table:style-name="TableCell543">
            <text:p text:style-name="P544"><text:span text:style-name="T545">ALTA – América Latina Tecnologia Agrícola</text:span></text:p>
            <text:p text:style-name="P546"><text:bookmark-start text:name="bkmAssCargo"/><text:span text:style-name="T547">User/Job title</text:span><text:bookmark-end text:name="bkmAssCargo"/><text:span text:style-name="T548"><text:s/></text:span><text:bookmark-start text:name="bkmAssNome"/><text:span text:style-name="T549">User/Name</text:span><text:bookmark-end text:name="bkmAssNome"/><text:span text:style-name="T550"><text:s/>/<text:s/></text:span><text:bookmark-start text:name="bkmAssCr"/><text:span text:style-name="T551">User/Regional council</text:span><text:bookmark-end text:name="bkmAssCr"/></text:p>
            <text:p text:style-name="P552"><text:span text:style-name="T553">Responsável Técnico e Representante Legal</text:span></text:p>
          </table:table-cell>
        </table:table-row>
      </table:table>
      <text:p text:style-name="P5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Unicode MS" svg:font-family="Arial Unicode MS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Arial Unicode MS" style:font-name-asian="Arial Unicode MS" style:font-name-complex="Arial Unicode MS" fo:font-size="12pt" style:font-size-asian="12pt" style:font-size-complex="12pt" style:language-asian="pt" style:country-asian="BR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independiente3" style:display-name="Texto independiente 3" style:family="paragraph" style:parent-style-name="Normal">
      <style:paragraph-properties fo:text-align="justify" fo:margin-bottom="0in" fo:line-height="100%"/>
      <style:text-properties style:font-name="Times New Roman" style:font-name-asian="Times New Roman" style:font-name-complex="Times New Roman" style:font-size-complex="10pt" style:language-asian="pt" style:country-asian="BR" fo:hyphenate="false"/>
    </style:style>
    <style:style style:name="Textoindependiente3Car" style:display-name="Texto independiente 3 Car" style:family="text" style:parent-style-name="Fuentedepárrafopredeter.">
      <style:text-properties style:font-name="Times New Roman" style:font-name-asian="Times New Roman" style:font-name-complex="Times New Roman" style:font-size-complex="10pt" style:language-asian="pt" style:country-asian="BR"/>
    </style:style>
    <style:style style:name="medium_text1" style:display-name="medium_text1" style:family="text" style:parent-style-name="Fuentedepárrafopredeter.">
      <style:text-properties fo:font-size="10pt" style:font-size-asian="10pt" style:font-size-complex="10pt"/>
    </style:style>
    <style:style style:name="Textoindependiente2" style:display-name="Texto independiente 2" style:family="paragraph" style:parent-style-name="Normal">
      <style:paragraph-properties fo:margin-bottom="0.0833in" fo:line-height="200%"/>
      <style:text-properties fo:hyphenate="false"/>
    </style:style>
    <style:style style:name="Textoindependiente2Car" style:display-name="Texto independiente 2 Car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use-window-font-color="true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style:use-window-font-color="true"/>
    </style:style>
    <style:style style:name="WW_CharLFO5LVL2" style:family="text">
      <style:text-properties style:font-name="Wingdings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 style:use-window-font-color="true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Arial" style:font-name-asian="Calibri" style:font-name-complex="Arial" fo:font-weight="normal" style:font-weight-asian="normal" style:use-window-font-color="true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1979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6979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1979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6979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1979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6979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1979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6979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1979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in" text:min-label-width="0.25in"/>
        <style:text-properties style:font-name="Wingdings"/>
      </text:list-level-style-bullet>
      <text:list-level-style-bullet text:level="2" text:style-name="WW_CharLFO5LVL2" text:bullet-char="">
        <style:list-level-properties text:space-before="0.75in" text:min-label-width="0.25in"/>
        <style:text-properties style:font-name="Wingdings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">
        <style:list-level-properties text:space-before="0.25in" text:min-label-width="0.25in"/>
        <style:text-properties style:font-name="Wingdings"/>
      </text:list-level-style-bullet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bullet text:level="1" text:style-name="WW_CharLFO1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3777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166in"/>
      </style:header-style>
      <style:footer-style>
        <style:header-footer-properties style:dynamic-spacing="true" fo:min-height="0in"/>
      </style:footer-style>
    </style:page-layout>
    <style:style style:name="P2" style:parent-style-name="Encabezado" style:family="paragraph">
      <style:paragraph-properties fo:text-align="end"/>
      <style:text-properties style:font-name="Arial" style:font-name-complex="Arial" fo:font-weight="bold" style:font-weight-asian="bold" fo:font-size="8pt" style:font-size-asian="8pt" style:font-size-complex="8pt"/>
    </style:style>
    <style:style style:name="P3" style:parent-style-name="Encabezado" style:family="paragraph">
      <style:paragraph-properties fo:text-align="end"/>
      <style:text-properties style:font-name="Arial" style:font-name-complex="Arial" fo:font-size="8pt" style:font-size-asian="8pt" style:font-size-complex="8pt"/>
    </style:style>
    <style:style style:name="P4" style:parent-style-name="Piedepágin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bookmark-start text:name="bkmHeaderName"/>PRODUCT/TECHNICAL/NAME<text:bookmark-end text:name="bkmHeaderName"/></text:p>
        <text:p text:style-name="P3"/>
      </style:header>
      <style:footer>
        <text:p text:style-name="Piedepágina"/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osco</meta:initial-creator>
    <dc:creator>Chosco</dc:creator>
    <meta:creation-date>2012-12-13T19:11:00Z</meta:creation-date>
    <dc:date>2012-12-13T19:11:00Z</dc:date>
    <meta:print-date>2010-04-08T17:39:00Z</meta:print-date>
    <meta:template xlink:href="RTI-PTE.dotx" xlink:type="simple"/>
    <meta:editing-cycles>1</meta:editing-cycles>
    <meta:editing-duration>PT0S</meta:editing-duration>
    <meta:document-statistic meta:page-count="5" meta:paragraph-count="22" meta:word-count="1743" meta:character-count="11312" meta:row-count="79" meta:non-whitespace-character-count="9591"/>
  </office:meta>
</office:document-meta>
</file>